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de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Credit card number<text:line-break/><text:line-break/>---<text:line-break/><text:line-break/>Here is the list of some fake CCN<text:line-break/><text:line-break/>Visa: Typically starts with a 4 and has 16 digits.<text:line-break/><text:line-break/> <text:s text:c="3"/>- Example: 4111 1111 1111 1111<text:line-break/><text:line-break/>MasterCard: Typically starts with 51 through 55 or 2221 through 2720 and has 16 digits.<text:line-break/><text:line-break/> <text:s text:c="3"/>- Example: 5555 5555 5555 4444<text:line-break/><text:line-break/>American Express (AMEX): Typically starts with 34 or 37 and has 15 digits.<text:line-break/><text:line-break/> <text:s text:c="3"/>- Example: 3782 822463 10005<text:line-break/><text:line-break/>Discover: Typically starts with 6011, 622126-622925, 644-649, or 65 and has 16 digits.<text:line-break/><text:line-break/> <text:s text:c="3"/>- Example: 6011 1111 1111 1117<text:line-break/><text:line-break/>Diners Club: Typically starts with 300-305, 36, or 38 and has 14 digits.<text:line-break/><text:line-break/> <text:s text:c="3"/>- Example: 3056 930902 5904<text:line-break/><text:line-break/>JCB: Typically starts with 3528-3589 and has 16 digits.<text:line-break/><text:line-break/> <text:s text:c="3"/>- Example: 3530 1113 3330 0000<text:line-break/><text:line-break/>UnionPay: Typically starts with 62 and has 16-19 digits.<text:line-break/><text:line-break/> <text:s text:c="3"/>- Example: 6212 3456 7890 1234<text:line-break/><text:line-break/>Maestro: Typically starts with 50, 56-69 and has 12-19 digits.<text:line-break/><text:line-break/> <text:s text:c="3"/>- Example: 6759 6498 2643 8453<text:line-break/><text:line-break/>RuPay: Typically starts with 60, 65, 81, or 82 and has 16 digits.<text:line-break/><text:line-break/> <text:s text:c="3"/>- Example: 6521 1234 5678 9123<text:line-break/><text:line-break/>InterPayment: Typically starts with 636 and has 16-19 digits.<text:line-break/><text:line-break/> <text:s text:c="3"/>- Example: 6361 2345 6789 0123<text:line-break/><text:line-break/>- 5529190838423473<text:line-break/>- 5520502591720722<text:line-break/>- 534608737699847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9T14:48:41.214000000</meta:creation-date>
    <dc:date>2024-07-19T14:50:17.413000000</dc:date>
    <meta:editing-duration>PT1M37S</meta:editing-duration>
    <meta:editing-cycles>1</meta:editing-cycles>
    <meta:document-statistic meta:table-count="0" meta:image-count="0" meta:object-count="0" meta:page-count="1" meta:paragraph-count="1" meta:word-count="191" meta:character-count="1161" meta:non-whitespace-character-count="908"/>
    <meta:generator>LibreOffice/24.2.5.2$Windows_X86_64 LibreOffice_project/bffef4ea93e59bebbeaf7f431bb02b1a39ee8a59</meta:generator>
  </office:meta>
</office:document-meta>
</file>